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PU Freq</text:p>
          </table:table-cell>
          <table:table-cell office:value-type="float" office:value="8000000" calcext:value-type="float">
            <text:p>8000000</text:p>
          </table:table-cell>
          <table:table-cell/>
          <table:table-cell office:value-type="string" calcext:value-type="string">
            <text:p>Steps / Rotation</text:p>
          </table:table-cell>
          <table:table-cell table:formula="of:=4096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 Prescal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tor Gear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uter Gear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eded Divisor</text:p>
          </table:table-cell>
          <table:table-cell table:formula="of:=([.B1]/[.B2])*[.E4]" office:value-type="float" office:value="5130912.16216216" calcext:value-type="float">
            <text:p>5130912,16216216</text:p>
          </table:table-cell>
          <table:table-cell/>
          <table:table-cell office:value-type="string" calcext:value-type="string">
            <text:p>Seconds / step</text:p>
          </table:table-cell>
          <table:table-cell table:formula="of:=24*3600*[.E2]/([.E1]*[.E3])" office:value-type="float" office:value="5.13091216216216" calcext:value-type="float">
            <text:p>5,13091216216216</text:p>
          </table:table-cell>
          <table:table-cell office:value-type="float" office:value="5.7" calcext:value-type="float">
            <text:p>5,7</text:p>
          </table:table-cell>
          <table:table-cell table:formula="of:=[.F4]/[.E4]" office:value-type="float" office:value="1.11091358024691" calcext:value-type="float">
            <text:p>1,11091358024691</text:p>
          </table:table-cell>
          <table:table-cell table:formula="of:=[.B7]/[.G4]" office:value-type="float" office:value="44410.0195948441" calcext:value-type="float">
            <text:p>44410,0195948441</text:p>
          </table:table-cell>
          <table:table-cell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RA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cks</text:p>
          </table:table-cell>
          <table:table-cell table:formula="of:=[.B4]/([.B5]*([.B6]+2))" office:value-type="float" office:value="49335.6938669439" calcext:value-type="float">
            <text:p>49335,6938669439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5"/>
          <table:table-cell table:formula="of:=32*4" office:value-type="float" office:value="128" calcext:value-type="float">
            <text:p>128</text:p>
          </table:table-cell>
          <table:table-cell office:value-type="string" calcext:value-type="string">
            <text:p>s</text:p>
          </table:table-cell>
          <table:table-cell table:formula="of:=3600*24/[.F13]" office:value-type="float" office:value="675" calcext:value-type="float">
            <text:p>675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ticks</text:p>
          </table:table-cell>
          <table:table-cell table:formula="of:=[.F14]*[.H13]" office:value-type="float" office:value="108000" calcext:value-type="float">
            <text:p>1080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OCR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Berntzon</meta:initial-creator>
    <meta:creation-date>2019-02-25T19:54:34.120789720</meta:creation-date>
    <dc:date>2019-02-28T23:25:33.021689855</dc:date>
    <dc:creator>Lars Berntzon</dc:creator>
    <meta:editing-duration>PT1H1M50S</meta:editing-duration>
    <meta:editing-cycles>6</meta:editing-cycles>
    <meta:generator>LibreOffice/5.2.1.2$Linux_X86_64 LibreOffice_project/20m0$Build-2</meta:generator>
    <meta:document-statistic meta:table-count="1" meta:cell-count="32" meta:object-count="0"/>
  </office:meta>
</office:document-meta>
</file>